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6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6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edge-rounding="15%" dr3d:back-scale="100%" dr3d:depth="0.204cm" dr3d:backface-culling="disabled" dr3d:close-front="true" dr3d:close-back="true" dr3d:normals-kind="object" dr3d:normals-direction="normal" dr3d:texture-generation-mode-x="parallel" dr3d:texture-generation-mode-y="parallel" dr3d:texture-filter="enabled" dr3d:diffuse-color="#00b8ff" dr3d:emissive-color="#0a0a1e" dr3d:specular-color="#c8c8c8" dr3d:shininess="20%" dr3d:shadow="hidden"/>
    </style:style>
    <style:style style:name="gr3" style:family="graphic" style:parent-style-name="standard">
      <style:graphic-properties draw:stroke="none" draw:fill="solid" draw:fill-color="#b3cac7" draw:gradient-step-count="64" draw:opacity="100%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879cm" fo:min-width="0.629cm" draw:shadow-offset-x="0.212cm" draw:shadow-offset-y="0.212cm" draw:shadow-opacity="100%" style:protect="size"/>
    </style:style>
    <style:style style:name="gr4" style:family="graphic" style:parent-style-name="standard">
      <style:graphic-properties draw:stroke="none" draw:fill="solid" draw:fill-color="#999999" draw:gradient-step-count="64" draw:opacity="100%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879cm" fo:min-width="0.629cm" draw:shadow-offset-x="0.212cm" draw:shadow-offset-y="0.212cm" draw:shadow-opacity="100%" style:protect="size"/>
    </style:style>
    <style:style style:name="gr5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6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edge-rounding="15%" dr3d:back-scale="100%" dr3d:depth="0.204cm" dr3d:backface-culling="disabled" dr3d:close-front="true" dr3d:close-back="true" dr3d:normals-kind="object" dr3d:normals-direction="normal" dr3d:texture-generation-mode-x="parallel" dr3d:texture-generation-mode-y="parallel" dr3d:texture-filter="enabled" dr3d:diffuse-color="#00b8ff" dr3d:emissive-color="#0a0a1e" dr3d:specular-color="#c8c8c8" dr3d:shininess="20%" dr3d:shadow="hidden"/>
    </style:style>
    <style:style style:name="gr7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afd09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8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afd09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edge-rounding="15%" dr3d:back-scale="100%" dr3d:depth="0.204cm" dr3d:backface-culling="disabled" dr3d:close-front="true" dr3d:close-back="true" dr3d:normals-kind="object" dr3d:normals-direction="normal" dr3d:texture-generation-mode-x="parallel" dr3d:texture-generation-mode-y="parallel" dr3d:texture-filter="enabled" dr3d:diffuse-color="#00b8ff" dr3d:emissive-color="#0a0a1e" dr3d:specular-color="#c8c8c8" dr3d:shininess="20%" dr3d:shadow="hidden"/>
    </style:style>
    <style:style style:name="P1" style:family="paragraph">
      <loext:graphic-properties draw:fill="solid" draw:fill-color="#b3cac7" draw:gradient-step-count="64" draw:opacity="100%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loext:graphic-properties draw:fill="solid" draw:fill-color="#999999" draw:gradient-step-count="64" draw:opacity="100%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/>
    </style:style>
  </office:automatic-styles>
  <office:body>
    <office:drawing>
      <draw:page draw:name="page1" draw:style-name="dp1" draw:master-page-name="Обычный">
        <dr3d:scene draw:style-name="gr1" svg:width="2.922cm" svg:height="2.75cm" svg:x="0.034cm" svg:y="0.024cm" dr3d:transform="matrix (0.905722795711183 -0.119180484786214 -0.406770487345441 0.12394670941511 0.992179709311722 -0.0147186159429407 0.405343595674449 -0.0370868774128093 0.913411809081468 -3.28804006026062cm 7.79419227165676cm 1.68608318504542cm)" dr3d:vrp="(0 0 791.557142857143)" dr3d:vpn="(0 0 756.557142857143)" dr3d:projection="perspective" dr3d:distance="0.035cm" dr3d:focal-length="3.175cm" dr3d:shadow-slant="0" dr3d:shade-mode="flat" dr3d:ambient-color="#333333" dr3d:lighting-mode="true">
          <dr3d:light dr3d:diffuse-color="#ffffff" dr3d:direction="(0.638470198109993 -0.695662080833151 0.32925685325635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4167 -7750 833 898" svg:d="M4624-7750l-187 342 3-342h-273v898h165l101-352 198 352h220l-150-556 99-194-0.287109375 11.220703125-0.134765625 23.982421875 0.046875 68.671875 0.375 97.125 200 5v-354z"/>
        </dr3d:scene>
      </draw:page>
      <draw:page draw:name="page2" draw:style-name="dp1" draw:master-page-name="Обычный">
        <draw:g>
          <draw:custom-shape draw:style-name="gr3" draw:text-style-name="P1" draw:layer="layout" svg:width="1.129cm" svg:height="1.129cm" svg:x="0cm" svg:y="0cm">
            <text:p/>
            <draw:enhanced-geometry svg:viewBox="0 0 21600 21600" draw:type="rectangle" draw:enhanced-path="M 0 0 L 21600 0 21600 21600 0 21600 0 0 Z N"/>
          </draw:custom-shape>
          <dr3d:scene draw:style-name="gr1" svg:width="1.16cm" svg:height="1.084cm" svg:x="0.036cm" svg:y="0.018cm" dr3d:transform="matrix (0.905722795711183 -0.119180484786214 -0.406770487345441 0.12394670941511 0.992179709311722 -0.0147186159429407 0.405343595674449 -0.0370868774128093 0.913411809081468 -3.28804006026062cm 7.79419227165676cm 1.68608318504542cm)" dr3d:vrp="(0 0 791.557142857143)" dr3d:vpn="(0 0 756.557142857143)" dr3d:projection="perspective" dr3d:distance="0.035cm" dr3d:focal-length="3.175cm" dr3d:shadow-slant="0" dr3d:shade-mode="flat" dr3d:ambient-color="#333333" dr3d:lighting-mode="true">
            <dr3d:light dr3d:diffuse-color="#ffffff" dr3d:direction="(0.638470198109993 -0.695662080833151 0.32925685325635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" draw:layer="layout" svg:viewBox="4167 -7750 833 898" svg:d="M4624-7750l-187 342 3-342h-273v898h165l101-352 198 352h220l-150-556 99-194-0.287109375 11.220703125-0.134765625 23.982421875 0.046875 68.671875 0.375 97.125 200 5v-354z"/>
          </dr3d:scene>
        </draw:g>
      </draw:page>
      <draw:page draw:name="page3" draw:style-name="dp1" draw:master-page-name="Обычный">
        <draw:custom-shape draw:style-name="gr4" draw:text-style-name="P2" draw:layer="layout" svg:width="1.129cm" svg:height="1.129cm" svg:x="0cm" svg:y="0cm">
          <text:p/>
          <draw:enhanced-geometry svg:viewBox="0 0 21600 21600" draw:type="rectangle" draw:enhanced-path="M 0 0 L 21600 0 21600 21600 0 21600 0 0 Z N"/>
        </draw:custom-shape>
        <dr3d:scene draw:style-name="gr5" svg:width="1.157cm" svg:height="1.081cm" svg:x="0.036cm" svg:y="0.018cm" dr3d:transform="matrix (0.905722795711183 -0.119180484786214 -0.406770487345441 0.12394670941511 0.992179709311722 -0.0147186159429407 0.405343595674449 -0.0370868774128093 0.913411809081468 -3.28804006026062cm 7.79419227165676cm 1.68608318504542cm)" dr3d:vrp="(0 0 791.557142857143)" dr3d:vpn="(0 0 756.557142857143)" dr3d:projection="perspective" dr3d:distance="0.035cm" dr3d:focal-length="3.175cm" dr3d:shadow-slant="0" dr3d:shade-mode="flat" dr3d:ambient-color="#333333" dr3d:lighting-mode="true">
          <dr3d:light dr3d:diffuse-color="#ffffff" dr3d:direction="(-0.66395206233615 0.538770785006863 0.51854961203597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4167 -7750 833 898" svg:d="M4624-7750l-187 342 3-342h-273v898h165l101-352 198 352h220l-150-556 99-194-0.287109375 11.220703125-0.134765625 23.982421875 0.046875 68.671875 0.375 97.125 200 5v-354z"/>
        </dr3d:scene>
      </draw:page>
      <draw:page draw:name="page4" draw:style-name="dp1" draw:master-page-name="Обычный">
        <draw:custom-shape draw:style-name="gr3" draw:text-style-name="P1" draw:layer="layout" svg:width="1.129cm" svg:height="1.129cm" svg:x="0cm" svg:y="0cm">
          <text:p/>
          <draw:enhanced-geometry svg:viewBox="0 0 21600 21600" draw:type="rectangle" draw:enhanced-path="M 0 0 L 21600 0 21600 21600 0 21600 0 0 Z N"/>
        </draw:custom-shape>
        <dr3d:scene draw:style-name="gr7" svg:width="1.159cm" svg:height="1.083cm" svg:x="0.036cm" svg:y="0.018cm" dr3d:transform="matrix (0.905722795711183 -0.119180484786214 -0.406770487345441 0.12394670941511 0.992179709311722 -0.0147186159429407 0.405343595674449 -0.0370868774128093 0.913411809081468 -3.28804006026062cm 7.79419227165676cm 1.68608318504542cm)" dr3d:vrp="(0 0 791.557142857143)" dr3d:vpn="(0 0 756.557142857143)" dr3d:projection="perspective" dr3d:distance="0.035cm" dr3d:focal-length="3.175cm" dr3d:shadow-slant="0" dr3d:shade-mode="flat" dr3d:ambient-color="#333333" dr3d:lighting-mode="true">
          <dr3d:light dr3d:diffuse-color="#ffffff" dr3d:direction="(0.816540811885746 0.577287712085548 -4.9998704582453E-017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4167 -7750 833 898" svg:d="M4624-7750l-187 342 3-342h-273v898h165l101-352 198 352h220l-150-556 99-194-0.287109375 11.220703125-0.134765625 23.982421875 0.046875 68.671875 0.375 97.125 200 5v-354z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822cm" fo:page-height="2.8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5T18:42:48.882000000</meta:creation-date>
    <dc:date>2021-04-25T20:42:03.241000000</dc:date>
    <meta:editing-duration>PT52M30S</meta:editing-duration>
    <meta:editing-cycles>18</meta:editing-cycles>
    <meta:generator>LibreOffice/7.1.0.3$Windows_X86_64 LibreOffice_project/f6099ecf3d29644b5008cc8f48f42f4a40986e4c</meta:generator>
    <meta:document-statistic meta:object-count="12"/>
  </office:meta>
</office:document-meta>
</file>